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baaa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7f73d"/>
    </style:style>
    <style:style style:name="P15" style:family="paragraph" style:parent-style-name="Table_20_Contents">
      <style:text-properties officeooo:rsid="0007f73d" officeooo:paragraph-rsid="0007f73d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Table_20_Contents" style:list-style-name="L2">
      <style:text-properties fo:font-weight="bold" officeooo:rsid="0007f73d" officeooo:paragraph-rsid="0007f73d" style:font-weight-asian="bold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7f73d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0514432" text:id="ct14029997051443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0514720" text:id="ct140299970514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0514928" text:id="ct14029997051492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0514080" text:id="ct1402999705140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9453584" text:id="ct14029996945358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5107456" text:id="ct14029997510745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70514432"/><text:change-start text:change-id="ct140299970514720"/>Adopt<text:change-end text:change-id="ct140299970514720"/>ed<text:change-start text:change-id="ct140299970514928"/> as a <text:change-end text:change-id="ct140299970514928"/>NMRA <text:change-start text:change-id="ct140299970514080"/>Standard<text:change-end text:change-id="ct140299970514080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69453584"/><text:change-start text:change-id="ct140299975107456"/>Version History<text:change-end text:change-id="ct14029997510745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8224865698945213876" text:style-name="L2">
              <text:list-item>
                <text:p text:style-name="P17">4.3 Datagram Rejected</text:p>
              </text:list-item>
              <text:list-item>
                <text:p text:style-name="P17">4.3.1 Error Codes</text:p>
              </text:list-item>
              <text:list-item>
                <text:p text:style-name="P17">6.1 Normal Transmission</text:p>
              </text:list-item>
              <text:list-item>
                <text:p text:style-name="P17">6.2 Rejected Transmission</text:p>
              </text:list-item>
              <text:list-item>
                <text:p text:style-name="P17">7.1 CAN Message Formats</text:p>
              </text:list-item>
              <text:list-item>
                <text:p text:style-name="P17">7.2 CAN States</text:p>
              </text:list-item>
              <text:list-item>
                <text:p text:style-name="P17">7.3.1 Normal Transmission</text:p>
              </text:list-item>
              <text:list-item>
                <text:p text:style-name="P17">7.3.2 Rejected Transmission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baaa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8:32.483542039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3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8H58M21S</meta:editing-duration>
    <meta:generator>LibreOffice/4.4.0.3$MacOSX_X86_64 LibreOffice_project/de093506bcdc5fafd9023ee680b8c60e3e0645d7</meta:generator>
    <dc:date>2016-02-08T16:18:32.325977000</dc:date>
    <meta:printed-by>Bob Jacobsen</meta:printed-by>
    <meta:print-date>2010-09-15T08:46:04</meta:print-date>
    <meta:document-statistic meta:table-count="2" meta:image-count="1" meta:object-count="0" meta:page-count="1" meta:paragraph-count="24" meta:word-count="128" meta:character-count="774" meta:non-whitespace-character-count="671"/>
  </office:meta>
</office:document-meta>
</file>